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5bc" officeooo:paragraph-rsid="000d15bc"/>
    </style:style>
    <style:style style:name="P2" style:family="paragraph" style:parent-style-name="Standard">
      <style:text-properties officeooo:rsid="00106d2d" officeooo:paragraph-rsid="00106d2d"/>
    </style:style>
    <style:style style:name="P3" style:family="paragraph" style:parent-style-name="Standard">
      <style:text-properties officeooo:rsid="0010d0a5" officeooo:paragraph-rsid="0010d0a5"/>
    </style:style>
    <style:style style:name="T1" style:family="text">
      <style:text-properties officeooo:rsid="000dcf21"/>
    </style:style>
    <style:style style:name="T2" style:family="text">
      <style:text-properties officeooo:rsid="0010d0a5"/>
    </style:style>
    <style:style style:name="T3" style:family="text">
      <style:text-properties officeooo:rsid="00110f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mpilowanie gry reversi:</text:p>
      <text:p text:style-name="P1"><text:span text:style-name="T1">Przed uruchomieniem gry należy ją skompilować. Trzeba</text:span> przy pomocy terminala wejść w katalog z grą i wpisać komendę make.</text:p>
      <text:p text:style-name="P1"/>
      <text:p text:style-name="P1">Pierwsze uruchomienie gry:</text:p>
      <text:p text:style-name="P1">Żeby uruchomić, grę należy w terminalu znajdując się na nim w katalogu z grą wpisać: ./reversi</text:p>
      <text:p text:style-name="P1">Pierwsze uruchomienie należy robić nie podając żadnych argumentów, pozwoli to na stworzenie plików umożliwiających komunikację pomiędzy oknem z białymi pionkami i czarnymi.</text:p>
      <text:p text:style-name="P1"/>
      <text:p text:style-name="P1">Uruchamianie gry:</text:p>
      <text:p text:style-name="P1">Grę uruchamiamy w terminalu jak podczas pierwszego uruchamiania, ale podajemy po spacji jeden z argumentów: b lub c. Białe pionki oznaczają „b” , natomiast czarne „c”. Otwieramy grę dwa razy, za każdym razem z innym argumentem, przykład: ./reversi b lub ./reversi c. <text:span text:style-name="T1">Otworzą się plansze gdzie gracz z białymi pionkami może ustawić tylko pionki swojego koloru w swoim oknie i podobnie z czarnymi pionkami.</text:span></text:p>
      <text:p text:style-name="P1"/>
      <text:p text:style-name="P2">Przebieg gry:</text:p>
      <text:p text:style-name="Standard">Wszystko rozpoczyna się od stanu, w którym na planszy 8 na 8 kwadratów są już ustawione cztery piony. Są to dwa piony czarne i dwa białe. Pierwszy ruch wykonuje rozgrywający piony czarne.</text:p>
      <text:p text:style-name="Standard"/>
      <text:p text:style-name="Standard">Piony przeciwnika zdobywa się, otaczając je w jednej linii. Zdobyte piony zmieniają kolor i przynależność. Na przykład jeśli gracz rozgrywający piony czarne spostrzeże linię pionów białych, na której jednym końcu stoi pion czarny, może dostawić swój pion także na drugim końcu linii. Wszystkie otoczone białe piony zmienią kolor na czarny (dotyczy to wszystkich linii prostych: poziomych, pionowych i ukośnych), <text:span text:style-name="T3">można zdobyć piony przeciwnika podczas jednego ruchu na wielu liniach naraz.</text:span></text:p>
      <text:p text:style-name="Standard"/>
      <text:p text:style-name="Standard">Jedyne dozwolone ruchy polegają na otaczaniu i zdobywaniu pionów przeciwnika. W każdym ruchu należy zdobyć co najmniej jeden pion przeciwnika.</text:p>
      <text:p text:style-name="Standard">Jeśli gracz nie może wykonać żadnego dozwolonego ruchu, traci kolejkę i wykonuje go drugi gracz.</text:p>
      <text:p text:style-name="Standard"/>
      <text:p text:style-name="Standard"><text:span text:style-name="T2">N</text:span>a końcu partii sumuje się piony i wygrywa gracz, który ma ich najwięcej. </text:p>
      <text:p text:style-name="P1"/>
      <text:p text:style-name="P3">Przycisk „Reset Gry”:</text:p>
      <text:p text:style-name="P3">Powoduje rozpoczęcie gry od nowa na obu oknach graczy.</text:p>
      <text:p text:style-name="P3"/>
      <text:p text:style-name="P3">Przycisk „Prześlij Dane”:</text:p>
      <text:p text:style-name="P3">Kiedy nastąpi niespodziewany błąd, np. okno jednego z graczy się wyłączy lub przesłanie danych o wykonanym ruchu nie powiedzie się i gracze będą widzieć inne ułożenie pionków, gracz z aktualnym, poprawnym ułożeniem pionów na planszy może tym przyciskiem ustawić planszę drugiego gracza tak samo jak swoją.</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22:48:04.040671399</meta:creation-date>
    <dc:date>2018-02-01T15:56:03.926223812</dc:date>
    <meta:editing-duration>PT23M17S</meta:editing-duration>
    <meta:editing-cycles>6</meta:editing-cycles>
    <meta:generator>LibreOffice/5.1.6.2$Linux_X86_64 LibreOffice_project/10m0$Build-2</meta:generator>
    <meta:document-statistic meta:table-count="0" meta:image-count="0" meta:object-count="0" meta:page-count="1" meta:paragraph-count="17" meta:word-count="342" meta:character-count="2263" meta:non-whitespace-character-count="1937"/>
  </office:meta>
</office:document-meta>
</file>